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664" officeooo:paragraph-rsid="000096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E quando não ha um compartilhamento das informaçoes das funçoes do banco de dados.</text:p>
      <text:p text:style-name="P1"/>
      <text:p text:style-name="P1">2) E quando ha o compartilhamento das informaçoes das funçoes do banco de dad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21:57:33.892141122</meta:creation-date>
    <dc:date>2021-10-13T22:00:10.223200263</dc:date>
    <meta:editing-duration>PT2M39S</meta:editing-duration>
    <meta:editing-cycles>1</meta:editing-cycles>
    <meta:document-statistic meta:table-count="0" meta:image-count="0" meta:object-count="0" meta:page-count="1" meta:paragraph-count="2" meta:word-count="29" meta:character-count="165" meta:non-whitespace-character-count="138"/>
    <meta:generator>LibreOffice/6.4.7.2$Linux_X86_64 LibreOffice_project/40$Build-2</meta:generator>
  </office:meta>
</office:document-meta>
</file>